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7.8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7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4">
      <style:text-properties style:text-position=""/>
    </style:style>
    <style:style style:name="ce2" style:family="table-cell" style:parent-style-name="Default" style:data-style-name="N104"/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3"/>
    <style:style style:name="ce7" style:family="table-cell" style:parent-style-name="Default" style:data-style-name="N61"/>
  </office:automatic-styles>
  <office:body>
    <office:spreadsheet>
      <table:calculation-settings table:automatic-find-labels="false"/>
      <table:table table:name="Osciloscope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Manufactur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Sample Rat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Acquisition Spee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[traces/sec]</text:p>
          </table:table-cell>
        </table:table-row>
        <table:table-row table:style-name="ro1">
          <table:table-cell office:value-type="string" calcext:value-type="string">
            <text:p>FOBOS 3</text:p>
          </table:table-cell>
          <table:table-cell office:value-type="string" calcext:value-type="string">
            <text:p>OpenADC</text:p>
          </table:table-cell>
          <table:table-cell office:value-type="string" calcext:value-type="string">
            <text:p>105 MS/S</text:p>
          </table:table-cell>
          <table:table-cell office:value-type="string" calcext:value-type="string">
            <text:p>10 bits</text:p>
          </table:table-cell>
          <table:table-cell office:value-type="string" calcext:value-type="string">
            <text:p>40 MHz</text:p>
          </table:table-cell>
          <table:table-cell table:style-name="ce1" office:value-type="currency" office:currency="USD" office:value="137" calcext:value-type="currency">
            <text:p>$137.00</text:p>
          </table:table-cell>
          <table:table-cell office:value-type="string" calcext:value-type="string">
            <text:p>AXI Stre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Rigol</text:p>
          </table:table-cell>
          <table:table-cell office:value-type="string" calcext:value-type="string">
            <text:p>DS1054Z</text:p>
          </table:table-cell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 MHz</text:p>
          </table:table-cell>
          <table:table-cell table:style-name="ce1" office:value-type="currency" office:currency="USD" office:value="375" calcext:value-type="currency">
            <text:p>$375.00</text:p>
          </table:table-cell>
          <table:table-cell office:value-type="string" calcext:value-type="string">
            <text:p>Ethern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OBOS 4</text:p>
          </table:table-cell>
          <table:table-cell/>
          <table:table-cell office:value-type="string" calcext:value-type="string">
            <text:p>1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500" calcext:value-type="currency">
            <text:p>$500.00</text:p>
          </table:table-cell>
          <table:table-cell office:value-type="string" calcext:value-type="string">
            <text:p>AXI Stream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icoscope</text:p>
          </table:table-cell>
          <table:table-cell office:value-type="string" calcext:value-type="string">
            <text:p>6402C</text:p>
          </table:table-cell>
          <table:table-cell office:value-type="string" calcext:value-type="string">
            <text:p>5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250 MHz</text:p>
          </table:table-cell>
          <table:table-cell table:style-name="ce1" office:value-type="currency" office:currency="USD" office:value="3300" calcext:value-type="currency">
            <text:p>$3,300.00</text:p>
          </table:table-cell>
          <table:table-cell office:value-type="string" calcext:value-type="string">
            <text:p>USB 3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Agilent</text:p>
          </table:table-cell>
          <table:table-cell office:value-type="string" calcext:value-type="string">
            <text:p>DSO6054A</text:p>
          </table:table-cell>
          <table:table-cell office:value-type="string" calcext:value-type="string">
            <text:p>4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10000" calcext:value-type="currency">
            <text:p>$10,000.00</text:p>
          </table:table-cell>
          <table:table-cell office:value-type="string" calcext:value-type="string">
            <text:p>Etherne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ktronix</text:p>
          </table:table-cell>
          <table:table-cell office:value-type="string" calcext:value-type="string">
            <text:p>DPO7054C</text:p>
          </table:table-cell>
          <table:table-cell office:value-type="string" calcext:value-type="string">
            <text:p>20 GS/S</text:p>
          </table:table-cell>
          <table:table-cell office:value-type="string" calcext:value-type="string">
            <text:p>8 bits</text:p>
          </table:table-cell>
          <table:table-cell office:value-type="string" calcext:value-type="string">
            <text:p>500 MHz</text:p>
          </table:table-cell>
          <table:table-cell table:style-name="ce1" office:value-type="currency" office:currency="USD" office:value="21400" calcext:value-type="currency">
            <text:p>$21,400.00</text:p>
          </table:table-cell>
          <table:table-cell office:value-type="string" calcext:value-type="string">
            <text:p>PCI Express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Trace = 2000 sample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9.53" calcext:value-type="float">
            <text:p>19.53</text:p>
          </table:table-cell>
          <table:table-cell office:value-type="string" calcext:value-type="string">
            <text:p>Msps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Samples 8 bit each</text:p>
          </table:table-cell>
          <table:table-cell table:number-columns-repeated="6"/>
        </table:table-row>
        <table:table-row table:style-name="ro1">
          <table:table-cell table:formula="of:=[.A13]/([.A12]*1000000)" office:value-type="float" office:value="0.000102406554019457" calcext:value-type="float">
            <text:p>0.0001024066</text:p>
          </table:table-cell>
          <table:table-cell office:value-type="string" calcext:value-type="string">
            <text:p>time per trace</text:p>
          </table:table-cell>
          <table:table-cell table:number-columns-repeated="6"/>
        </table:table-row>
        <table:table-row table:style-name="ro1">
          <table:table-cell table:formula="of:=1/[.A14]" office:value-type="float" office:value="9765" calcext:value-type="float">
            <text:p>9765</text:p>
          </table:table-cell>
          <table:table-cell office:value-type="string" calcext:value-type="string">
            <text:p>traces</text:p>
          </table:table-cell>
          <table:table-cell table:number-columns-repeated="6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1. Ethernet mounted drive vs sd c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. Collection loop in C</text:p>
          </table:table-cell>
          <table:table-cell table:number-columns-repeated="7"/>
        </table:table-row>
      </table:table>
      <table:table table:name="Speed Analysi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cret Key </text:p>
          </table:table-cell>
          <table:table-cell office:value-type="string" calcext:value-type="string">
            <text:p>Public Ke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ES</text:p>
          </table:table-cell>
          <table:table-cell office:value-type="string" calcext:value-type="string">
            <text:p>RS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 size [bits]</text:p>
          </table:table-cell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Transmission at 500 kHz, 4-bit bus [sec]</text:p>
          </table:table-cell>
          <table:table-cell table:formula="of:=[.B4]/4*(1/500000)" office:value-type="float" office:value="0.000064" calcext:value-type="float">
            <text:p>0.000064</text:p>
          </table:table-cell>
          <table:table-cell table:formula="of:=[.C4]/4*(1/500000)" office:value-type="float" office:value="0.002048" calcext:value-type="float">
            <text:p>0.00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5]*1000000" office:value-type="float" office:value="64" calcext:value-type="float">
            <text:p>64</text:p>
          </table:table-cell>
          <table:table-cell table:formula="of:=[.C5]*1000000" office:value-type="float" office:value="2048" calcext:value-type="float">
            <text:p>2048</text:p>
          </table:table-cell>
          <table:table-cell/>
          <table:table-cell table:style-name="ce7" office:value-type="float" office:value="0.001" calcext:value-type="float">
            <text:p>1.00E-03</text:p>
          </table:table-cell>
          <table:table-cell table:formula="of:=1000000*[.E6]" office:value-type="float" office:value="1000" calcext:value-type="float">
            <text:p>1000</text:p>
          </table:table-cell>
          <table:table-cell table:formula="of:=[.F6]/60" office:value-type="float" office:value="16.6666666666667" calcext:value-type="float">
            <text:p>16.6666666667</text:p>
          </table:table-cell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5" table:formula="of:=[.B5]*1000000000/3600" office:value-type="float" office:value="17.7777777777778" calcext:value-type="float">
            <text:p>17.78</text:p>
          </table:table-cell>
          <table:table-cell table:style-name="ce5" table:formula="of:=[.C5]*1000000000/3600" office:value-type="float" office:value="568.888888888889" calcext:value-type="float">
            <text:p>568.89</text:p>
          </table:table-cell>
          <table:table-cell/>
          <table:table-cell table:formula="of:=1/[.E6]" office:value-type="float" office:value="1000" calcext:value-type="float">
            <text:p>1000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ransmission at 5 MHz, <text:s/>4-bit bus [sec]</text:p>
          </table:table-cell>
          <table:table-cell table:formula="of:=[.B4]/4*(1/5000000)" office:value-type="float" office:value="0.0000064" calcext:value-type="float">
            <text:p>0.0000064</text:p>
          </table:table-cell>
          <table:table-cell table:formula="of:=[.C4]/4*(1/5000000)" office:value-type="float" office:value="0.0002048" calcext:value-type="float">
            <text:p>0.000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8]*1000000" office:value-type="float" office:value="6.4" calcext:value-type="float">
            <text:p>6.4</text:p>
          </table:table-cell>
          <table:table-cell table:formula="of:=[.C8]*1000000" office:value-type="float" office:value="204.8" calcext:value-type="float">
            <text:p>20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5" table:formula="of:=[.B8]*1000000000/3600" office:value-type="float" office:value="1.77777777777778" calcext:value-type="float">
            <text:p>1.78</text:p>
          </table:table-cell>
          <table:table-cell table:style-name="ce5" table:formula="of:=[.C8]*1000000000/3600" office:value-type="float" office:value="56.8888888888889" calcext:value-type="float">
            <text:p>56.8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lock cycles</text:p>
          </table:table-cell>
          <table:table-cell office:value-type="float" office:value="11" calcext:value-type="float">
            <text:p>11</text:p>
          </table:table-cell>
          <table:table-cell table:style-name="ce6" table:formula="of:=4096*4096" office:value-type="float" office:value="16777216" calcext:value-type="float">
            <text:p>16,777,21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Computation 1 encryption, at 500 kHz <text:s/>[sec]</text:p>
          </table:table-cell>
          <table:table-cell table:formula="of:=[.B12]*1/500000" office:value-type="float" office:value="0.000022" calcext:value-type="float">
            <text:p>0.000022</text:p>
          </table:table-cell>
          <table:table-cell table:formula="of:=[.C12]*1/500000" office:value-type="float" office:value="33.554432" calcext:value-type="float">
            <text:p>33.554432</text:p>
          </table:table-cell>
          <table:table-cell table:formula="of:=1/[.B13]" office:value-type="float" office:value="45454.5454545455" calcext:value-type="float">
            <text:p>45454.5454545455</text:p>
          </table:table-cell>
          <table:table-cell table:formula="of:=1/[.C13]" office:value-type="float" office:value="0.0298023223876953" calcext:value-type="float">
            <text:p>0.0298023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3]*1000000" office:value-type="float" office:value="22" calcext:value-type="float">
            <text:p>22</text:p>
          </table:table-cell>
          <table:table-cell table:style-name="ce6" table:formula="of:=[.C13]*1000000" office:value-type="float" office:value="33554432" calcext:value-type="float">
            <text:p>33,554,432</text:p>
          </table:table-cell>
          <table:table-cell table:formula="of:=[.C14]/3600/24" office:value-type="float" office:value="388.361481481481" calcext:value-type="float">
            <text:p>388.3614814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5" table:formula="of:=[.B13]*1000000000/3600" office:value-type="float" office:value="6.11111111111111" calcext:value-type="float">
            <text:p>6.11</text:p>
          </table:table-cell>
          <table:table-cell table:style-name="ce6" table:formula="of:=[.C13]*1000000000/3600" office:value-type="float" office:value="9320675.55555556" calcext:value-type="float">
            <text:p>9,320,676</text:p>
          </table:table-cell>
          <table:table-cell table:formula="of:=[.C15]/3600/24" office:value-type="float" office:value="107.878189300412" calcext:value-type="float">
            <text:p>107.8781893004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Computation 1 encryption, at 5 MHz <text:s/>[sec]</text:p>
          </table:table-cell>
          <table:table-cell table:formula="of:=[.B12]*1/5000000" office:value-type="float" office:value="0.0000022" calcext:value-type="float">
            <text:p>0.0000022</text:p>
          </table:table-cell>
          <table:table-cell table:formula="of:=[.C12]*1/5000000" office:value-type="float" office:value="3.3554432" calcext:value-type="float">
            <text:p>3.35544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 1 Million vectors [sec]</text:p>
          </table:table-cell>
          <table:table-cell table:formula="of:=[.B16]*1000000" office:value-type="float" office:value="2.2" calcext:value-type="float">
            <text:p>2.2</text:p>
          </table:table-cell>
          <table:table-cell table:style-name="ce6" table:formula="of:=[.C16]*1000000" office:value-type="float" office:value="3355443.2" calcext:value-type="float">
            <text:p>3,355,443</text:p>
          </table:table-cell>
          <table:table-cell table:formula="of:=[.C17]/3600/24" office:value-type="float" office:value="38.8361481481481" calcext:value-type="float">
            <text:p>38.8361481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1 Billion vectors [hrs]</text:p>
          </table:table-cell>
          <table:table-cell table:style-name="ce5" table:formula="of:=[.B16]*1000000000/3600" office:value-type="float" office:value="0.611111111111111" calcext:value-type="float">
            <text:p>0.61</text:p>
          </table:table-cell>
          <table:table-cell table:style-name="ce6" table:formula="of:=[.C16]*1000000000/3600" office:value-type="float" office:value="932067.555555556" calcext:value-type="float">
            <text:p>932,068</text:p>
          </table:table-cell>
          <table:table-cell table:formula="of:=[.C18]/3600/24" office:value-type="float" office:value="10.7878189300412" calcext:value-type="float">
            <text:p>10.78781893</text:p>
          </table:table-cell>
          <table:table-cell table:number-columns-repeated="3"/>
        </table:table-row>
        <table:table-row table:style-name="ro1" table:number-rows-repeated="5">
          <table:table-cell table:number-columns-repeated="7"/>
        </table:table-row>
        <table:table-row table:style-name="ro2">
          <table:table-cell table:style-name="ce3" office:value-type="string" calcext:value-type="string">
            <text:p>Oscilloscope Speed, 1000 samples/trace <text:s/>[traces/sec]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1 Million vectors [hrs]</text:p>
          </table:table-cell>
          <table:table-cell table:style-name="ce5" table:formula="of:=1000000/[.B24]/3600" office:value-type="float" office:value="138.888888888889" calcext:value-type="float">
            <text:p>138.89</text:p>
          </table:table-cell>
          <table:table-cell table:style-name="ce5" table:formula="of:=1000000/[.C24]/3600" office:value-type="float" office:value="27.7777777777778" calcext:value-type="float">
            <text:p>27.78</text:p>
          </table:table-cell>
          <table:table-cell table:style-name="ce5" table:formula="of:=1000000/[.D24]/3600" office:value-type="float" office:value="1.38888888888889" calcext:value-type="float">
            <text:p>1.3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[days]</text:p>
          </table:table-cell>
          <table:table-cell table:style-name="ce5" table:formula="of:=[.B25]/24" office:value-type="float" office:value="5.78703703703704" calcext:value-type="float">
            <text:p>5.79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or 1 Billion vectors [days]</text:p>
          </table:table-cell>
          <table:table-cell table:style-name="ce5" table:formula="of:=1000000000/[.B24]/3600/24" office:value-type="float" office:value="5787.03703703704" calcext:value-type="float">
            <text:p>5787.04</text:p>
          </table:table-cell>
          <table:table-cell table:style-name="ce5" table:formula="of:=1000000000/[.C24]/3600/24" office:value-type="float" office:value="1157.40740740741" calcext:value-type="float">
            <text:p>1157.41</text:p>
          </table:table-cell>
          <table:table-cell table:style-name="ce5" table:formula="of:=1000000000/[.D24]/3600/24" office:value-type="float" office:value="57.8703703703704" calcext:value-type="float">
            <text:p>57.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[days]</text:p>
          </table:table-cell>
          <table:table-cell table:style-name="ce5" table:formula="of:=[.B27]/24" office:value-type="float" office:value="241.126543209877" calcext:value-type="float">
            <text:p>241.13</text:p>
          </table:table-cell>
          <table:table-cell table:style-name="ce5" table:formula="of:=[.C27]/24" office:value-type="float" office:value="48.2253086419753" calcext:value-type="float">
            <text:p>48.23</text:p>
          </table:table-cell>
          <table:table-cell table:style-name="ce5" table:formula="of:=[.D27]/24" office:value-type="float" office:value="2.41126543209877" calcext:value-type="float">
            <text:p>2.4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Osciloscopes.A3:Osciloscopes.I8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22:17:21.253383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-Peter Kaps</meta:initial-creator>
    <meta:creation-date>2019-03-24T23:35:22.740902542</meta:creation-date>
    <dc:date>2019-04-29T22:19:49.339711645</dc:date>
    <meta:editing-duration>PT2H11M40S</meta:editing-duration>
    <meta:editing-cycles>12</meta:editing-cycles>
    <meta:generator>LibreOffice/5.1.6.2$Linux_X86_64 LibreOffice_project/10m0$Build-2</meta:generator>
    <dc:creator>Jens-Peter Kaps</dc:creator>
    <meta:document-statistic meta:table-count="2" meta:cell-count="141" meta:object-count="0"/>
  </office:meta>
</office:document-meta>
</file>